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Arthur Todd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<text:tab/>Mr Arthur Todd/</text:p>
      <text:p text:style-name="P2">Dr Sir/</text:p>
      <text:p text:style-name="P2"><text:tab/>I will very briefly explain for your information,/ the application of the 13 rules, which we are advised by the/ Rabbins to read every day, in order to keep up their know-/-ledge./</text:p>
      <text:p text:style-name="P2">1. <text:s/>If the respect due to one's parents is such that a person/ publicly rebuked by them, would feel, greatly ashamed,/ should he not who is rebuked by God, viz who has clear/ evidences of God's displeasure, feel woefully disgraced?/</text:p>
      <text:p text:style-name="P2">2. <text:s/>We learn from a certain transaction mentioned in the/ Bible that the verb [Hebrew] implies an acquisition made/ by money. <text:s/>From that we judge that whenever the same/ verb occurs in connection with a purchase the idea must/ be understood (though not expressed) that money was given./</text:p>
      <text:p text:style-name="P2">3. <text:s/>We find in one or two scriptural verses that in such a/ day a kind of labor is prohibited or permitted. <text:s/>We infer/ therefrom that <text:span text:style-name="T1">that same</text:span> the rate applies to all days <text:span text:style-name="T2">that</text:span> which the/ law places in the same category./</text:p>
      <text:p text:style-name="P2">4. <text:s/>An ordinance spoken of in general terms and then speci-/-fied, is to be understood to embody whatever has been stated/ specifically./</text:p>
      <text:p text:style-name="P2"/>
      <text:p text:style-name="P2">[Page 2]</text:p>
      <text:p text:style-name="P2">5. <text:s/>An ordinance laid down in all its particulars, and then/ repeated in general terms, is to be understood <text:soft-page-break/>as including all/ the particulars already mentioned./</text:p>
      <text:p text:style-name="P2">6. <text:s/>Should that ordinance be stated first in general terms, then/ specifically and then again in general terms, the law is as/ in the two preceding rules./</text:p>
      <text:p text:style-name="P2">7. <text:s/>[?] a general rule needs some specification, to know/ when and how it is to be applied, and so likewise a specific rule/ might be misapplied, were it not that a general rule limits/ its application./</text:p>
      <text:p text:style-name="P2">8. <text:s/>A general rule is made, for instance, concerning the inviolability/ of all sacred objects. <text:s/>Should a particular rule be found in connection/ with one of those objects, the same rule applies to all./</text:p>
      <text:p text:style-name="P2">9. <text:s/>In the regulation relating to the impurity of the body, all/ diseases might be comprehended. <text:s/>If the text makes special mention/ of one or two of them, it shows that they were not included/ in the general regulation, and the same strict law is not appli-/-cable to them./</text:p>
      <text:p text:style-name="P2">10. <text:s/>But when those cases of which special mention is made do/ not altogether belong to the same character of objects, for which/ the general rule was made, then the Bible intends to teach us/ that in some cases we need not be very rigid, while in others/ great strictness is required/</text:p>
      <text:p text:style-name="P2">11. <text:s/>A specialty which is dwelt upon and disagrees <text:span text:style-name="T1">from</text:span> with the general/ tenor of the rule made, cannot be said to belong to it, unless the/ text proves it so./</text:p>
      <text:p text:style-name="P2">The <text:span text:style-name="T1">other</text:span> last two rules can be easily understood./</text:p>
      <text:p text:style-name="P2">I am aware that what I have written throws but a faint light upon/ the subject, yet it may render a <text:span text:style-name="T1">passage</text:span> portion of the ritual, which few/ can understand who are not thoroughly familiar with <text:span text:style-name="T1">the</text:span> Talmudical reasoning,/ a little <text:span text:style-name="T1">more</text:span> clearer to your <text:span text:style-name="T1">understanding</text:span> mind. <text:s/>Yours/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1:02:09.18</meta:creation-date>
    <dc:date>2012-03-05T14:06:01.93</dc:date>
    <dc:creator>Penn Libraries</dc:creator>
    <meta:editing-duration>PT00H01M5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675" meta:character-count="4158"/>
  </office:meta>
</office:document-meta>
</file>